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1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/>
    </style:style>
    <style:style style:name="P2" style:family="paragraph" style:parent-style-name="Standard">
      <style:text-properties style:font-name="DejaVu Sans Mono"/>
    </style:style>
    <style:style style:name="P3" style:family="paragraph" style:parent-style-name="Standard">
      <style:paragraph-properties fo:text-align="center" style:justify-single-word="false"/>
      <style:text-properties style:font-name="DejaVu Sans Mono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DejaVu Sans Mono"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d3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 – 3</text:p>
      <text:p text:style-name="P2">/********************************************************************/</text:p>
      <text:p text:style-name="P2">/* Name of the Program : leap year<text:tab/> <text:s text:c="29"/>*/</text:p>
      <text:p text:style-name="P2">/* Aim <text:s text:c="16"/>: check whether an entered year is leap year */</text:p>
      <text:p text:style-name="P2">/* <text:s text:c="22"/>or not <text:s text:c="36"/>*/</text:p>
      <text:p text:style-name="P2">/* Author <text:s text:c="13"/>: Phebe John <text:s text:c="32"/>*/</text:p>
      <text:p text:style-name="P2">/* Date Written <text:s text:c="7"/>: 1<text:span text:style-name="T3">6</text:span>.01.2018 <text:s text:c="32"/>*/</text:p>
      <text:p text:style-name="P2"><text:span text:style-name="T2">/</text:span>********************************************************************<text:span text:style-name="T2">/</text:span></text:p>
      <text:p text:style-name="P3"/>
      <text:p text:style-name="P2">/********************************************************************/</text:p>
      <text:p text:style-name="P2">/* <text:span text:style-name="T1">PROGRAM: <text:s text:c="56"/></text:span>*/</text:p>
      <text:p text:style-name="P5"><text:tab/></text:p>
      <text:p text:style-name="P1">echo Enter a year</text:p>
      <text:p text:style-name="P1">read year</text:p>
      <text:p text:style-name="P1">a=`expr $year % 4`</text:p>
      <text:p text:style-name="P1">b=`expr $year % 100`</text:p>
      <text:p text:style-name="P1">c=`expr $year % 400`</text:p>
      <text:p text:style-name="P1">if [ $a -eq 0 -a $b -ne 0 -o $c -eq 0 ]</text:p>
      <text:p text:style-name="P1"><text:s/>then </text:p>
      <text:p text:style-name="P1"><text:s/>echo "Entered year is a Leap year"</text:p>
      <text:p text:style-name="P1"><text:s/>else</text:p>
      <text:p text:style-name="P1"><text:s/>echo "Not a Leap year"</text:p>
      <text:p text:style-name="P1"><text:s/>fi</text:p>
      <text:p text:style-name="P1">/********************************************************************/</text:p>
      <text:p text:style-name="P1"/>
      <text:p text:style-name="P2">/********************************************************************/</text:p>
      <text:p text:style-name="P2">/* <text:span text:style-name="T2">RESULT :</text:span><text:span text:style-name="T1"> <text:s text:c="56"/></text:span>*/</text:p>
      <text:p text:style-name="P2">/* <text:span text:style-name="T2"><text:s text:c="2"/></text:span><text:span text:style-name="T1"><text:s text:c="63"/></text:span>*/<text:span text:style-name="T1"> <text:s text:c="57"/></text:span><text:s text:c="65"/></text:p>
      <text:p text:style-name="P2">/* The script is executed and the output is verified <text:s text:c="15"/>*/</text:p>
      <text:p text:style-name="P2">/* <text:span text:style-name="T2"><text:s text:c="8"/></text:span><text:span text:style-name="T1"><text:s text:c="57"/></text:span>*/</text:p>
      <text:p text:style-name="P2">/********************************************************************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********************************************************************/</text:p>
      <text:p text:style-name="P5">OUTPUT: <text:s text:c="57"/></text:p>
      <text:p text:style-name="P2"><text:s text:c="65"/></text:p>
      <text:p text:style-name="P2">$ ./pgm3.sh</text:p>
      <text:p text:style-name="P2">Enter a year</text:p>
      <text:p text:style-name="P2">2016</text:p>
      <text:p text:style-name="P2">Entered year is a Leap year</text:p>
      <text:p text:style-name="P2"/>
      <text:p text:style-name="P2">$ ./pgm3.sh</text:p>
      <text:p text:style-name="P2">Enter a year</text:p>
      <text:p text:style-name="P2">2015</text:p>
      <text:p text:style-name="P2">Not a Leap year</text:p>
      <text:p text:style-name="P2">/********************************************************************/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DejaVu Sans Mono1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P Karun</meta:initial-creator>
    <meta:editing-cycles>51</meta:editing-cycles>
    <meta:print-date>2018-03-24T18:15:00</meta:print-date>
    <meta:creation-date>2016-11-01T11:32:00</meta:creation-date>
    <dc:date>2018-03-25T16:17:22.397621406</dc:date>
    <dc:language>en-IN</dc:language>
    <meta:editing-duration>PT6H42M21S</meta:editing-duration>
    <meta:generator>LibreOffice/5.4.2.2$Linux_X86_64 LibreOffice_project/40m0$Build-2</meta:generator>
    <meta:document-statistic meta:table-count="0" meta:image-count="0" meta:object-count="0" meta:page-count="2" meta:paragraph-count="41" meta:word-count="139" meta:character-count="1813" meta:non-whitespace-character-count="10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